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Sans UI" svg:font-family="'Andale Sans UI'"/>
    <style:font-face style:name="Arial" svg:font-family="Arial" style:font-family-generic="roman"/>
    <style:font-face style:name="Liberation Serif" svg:font-family="'Liberation Serif'" style:font-family-generic="roman"/>
    <style:font-face style:name="Lohit Devanagari" svg:font-family="'Lohit Devanagari'" style:font-family-generic="roman"/>
    <style:font-face style:name="Liberation Sans" svg:font-family="'Liberation Sans'" style:font-family-generic="swiss"/>
    <style:font-face style:name="Tahoma1" svg:font-family="Tahoma" style:font-family-generic="swiss"/>
    <style:font-face style:name="Mono" svg:font-family="Mono" style:font-adornments="Gras" style:font-pitch="fixed"/>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Didot" svg:font-family="Didot" style:font-adornments="Normal" style:font-pitch="variable"/>
    <style:font-face style:name="PT Mono" svg:font-family="'PT Mono'" style:font-adornments="Normal" style:font-pitch="variable"/>
    <style:font-face style:name="Ubuntu" svg:font-family="Ubuntu" style:font-adornments="Gras" style:font-pitch="variable"/>
    <style:font-face style:name="Ubuntu1" svg:font-family="Ubuntu" style:font-adornments="Normal" style:font-pitch="variable"/>
    <style:font-face style:name="Ubuntu2" svg:font-family="Ubuntu" style:font-adornments="Regular" style:font-pitch="variable"/>
    <style:font-face style:name="Calibri" svg:font-family="Calibri" style:font-family-generic="roman" style:font-pitch="variable"/>
    <style:font-face style:name="DejaVu Sans" svg:font-family="'DejaVu Sans'" style:font-family-generic="roman" style:font-pitch="variable"/>
    <style:font-face style:name="Liberation Serif2" svg:font-family="'Liberation Serif'" style:font-family-generic="roman" style:font-pitch="variable"/>
    <style:font-face style:name="Liberation Serif3" svg:font-family="'Liberation Serif'" style:font-adornments="Normal" style:font-family-generic="roman" style:font-pitch="variable"/>
    <style:font-face style:name="Liberation Serif1" svg:font-family="'Liberation Serif'" style:font-adornments="Regular" style:font-family-generic="roman" style:font-pitch="variable"/>
    <style:font-face style:name="Thorndale" svg:font-family="Thorndale" style:font-family-generic="roman"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Header">
      <style:paragraph-properties fo:text-align="start" style:justify-single-word="false"/>
      <style:text-properties fo:language="en" fo:country="US" officeooo:paragraph-rsid="00719a13"/>
    </style:style>
    <style:style style:name="P3" style:family="paragraph" style:parent-style-name="Header">
      <style:paragraph-properties fo:text-align="center" style:justify-single-word="false"/>
      <style:text-properties fo:language="en" fo:country="US"/>
    </style:style>
    <style:style style:name="P4" style:family="paragraph" style:parent-style-name="Header">
      <style:paragraph-properties fo:text-align="end" style:justify-single-word="false"/>
      <style:text-properties fo:language="en" fo:country="US"/>
    </style:style>
    <style:style style:name="P5" style:family="paragraph" style:parent-style-name="Footer">
      <style:paragraph-properties fo:text-align="end" style:justify-single-word="false"/>
      <style:text-properties fo:language="en" fo:country="US" fo:font-style="italic" style:font-style-asian="italic" style:font-style-complex="italic"/>
    </style:style>
    <style:style style:name="P6" style:family="paragraph" style:parent-style-name="Footer">
      <style:paragraph-properties fo:text-align="end" style:justify-single-word="false"/>
      <style:text-properties fo:language="en" fo:country="US"/>
    </style:style>
    <style:style style:name="P7" style:family="paragraph" style:parent-style-name="Text_20_body" style:master-page-name="Standard">
      <style:paragraph-properties style:page-number="auto"/>
      <style:text-properties fo:font-size="11pt" fo:language="en" fo:country="US" officeooo:paragraph-rsid="03f9f30e" style:font-size-asian="11pt" style:font-size-complex="11pt"/>
    </style:style>
    <style:style style:name="P8" style:family="paragraph" style:parent-style-name="Text_20_body">
      <style:text-properties fo:font-size="11pt" fo:language="en" fo:country="US" style:font-size-asian="11pt" style:font-size-complex="11pt"/>
    </style:style>
    <style:style style:name="P9" style:family="paragraph" style:parent-style-name="Text_20_body">
      <style:text-properties fo:font-size="11pt" fo:language="en" fo:country="US" officeooo:paragraph-rsid="03f9f30e" style:font-size-asian="11pt" style:font-size-complex="11pt"/>
    </style:style>
    <style:style style:name="P10" style:family="paragraph">
      <loext:graphic-properties draw:fill="solid" draw:fill-color="#000000"/>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officeooo:rsid="03f88760"/>
    </style:style>
    <style:style style:name="T3" style:family="text">
      <style:text-properties officeooo:rsid="03f9f30e"/>
    </style:style>
    <style:style style:name="gr1" style:family="graphic">
      <style:graphic-properties svg:stroke-width="0.0402in" svg:stroke-color="#000000" draw:marker-start-width="0.2598in" draw:marker-end-width="0.2598in" draw:fill="solid" draw:fill-color="#000000" draw:textarea-horizontal-align="center" draw:textarea-vertical-align="middle" fo:padding-top="0.0201in" fo:padding-bottom="0.0201in" fo:padding-left="0.0201in" fo:padding-right="0.0201in" style:run-through="foreground" style:wrap="none"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line text:anchor-type="page" text:anchor-page-number="1" draw:z-index="0" draw:style-name="gr1" draw:text-style-name="P10" svg:x1="36.9563in" svg:y1="413.8268in" svg:x2="43.6122in" svg:y2="413.8268in">
        <text:p/>
      </draw:line>
      <draw:line text:anchor-type="page" text:anchor-page-number="1" draw:z-index="1" draw:style-name="gr1" draw:text-style-name="P10" svg:x1="36.9563in" svg:y1="425.7169in" svg:x2="43.6122in" svg:y2="425.7169in">
        <text:p/>
      </draw:line>
      <text:p text:style-name="P7"><text:span text:style-name="T3">Title</text:span>: </text:p>
      <text:p text:style-name="P9">Using citizen science and meteorological data to describe the distribution of tick bite and exposure to tick-borne diseases in France.</text:p>
      <text:p text:style-name="P8">Hilami Kh, Godard V, Cosson J-F <text:span text:style-name="T1">et al</text:span>.</text:p>
      <text:p text:style-name="P8">Abstract</text:p>
      <text:p text:style-name="P8">Knowing the distribution and density of ticks in our environment, at the national level, is not possible using the only strengths of academic researchers. Citizen participatory sciences took over by feeding databases containing location-based reports of bites using a web and mobile app. In France, since July 2017, 22,000 reports on humans have been acquired. To understand the mechanisms of distribution of these tick-bites over time and in space, we found it important to couple them with the prevailing weather conditions at the place and date of the sting. These meteorological determinants stem from the search of vast data warehouses. It is the automation of this classification of bites reporting, which goes through computer development, which is discussed here.</text:p>
      <text:p text:style-name="P8">Key words:</text:p>
      <text:p text:style-name="P8">Environment. <text:span text:style-name="T2">Spatial epidemiology.</text:span> <text:span text:style-name="T2">Data analysis.</text:span> <text:span text:style-name="T2">Data visualization.</text:span> M<text:span text:style-name="T2">e</text:span>t<text:span text:style-name="T2">e</text:span>orolog<text:span text:style-name="T2">y.</text:span> <text:span text:style-name="T2">Citizen sciences.</text:span></text:p>
      <text:p text:style-name="P8"/>
      <text:p text:style-name="P8"/>
      <text:p text:style-name="P8"><text:s text:c="4"/>1. Background</text:p>
      <text:p text:style-name="P8"><text:s text:c="8"/>1.1. Tick borne disease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Sans UI" svg:font-family="'Andale Sans UI'"/>
    <style:font-face style:name="Arial" svg:font-family="Arial" style:font-family-generic="roman"/>
    <style:font-face style:name="Liberation Serif" svg:font-family="'Liberation Serif'" style:font-family-generic="roman"/>
    <style:font-face style:name="Lohit Devanagari" svg:font-family="'Lohit Devanagari'" style:font-family-generic="roman"/>
    <style:font-face style:name="Liberation Sans" svg:font-family="'Liberation Sans'" style:font-family-generic="swiss"/>
    <style:font-face style:name="Tahoma1" svg:font-family="Tahoma" style:font-family-generic="swiss"/>
    <style:font-face style:name="Mono" svg:font-family="Mono" style:font-adornments="Gras" style:font-pitch="fixed"/>
    <style:font-face style:name="Ubuntu Mono1" svg:font-family="'Ubuntu Mono'" style:font-pitch="fixed"/>
    <style:font-face style:name="Ubuntu Mono" svg:font-family="'Ubuntu Mono'" style:font-adornments="Regular" style:font-pitch="fixed"/>
    <style:font-face style:name="Courier New" svg:font-family="'Courier New'" style:font-family-generic="modern" style:font-pitch="fixed"/>
    <style:font-face style:name="Didot" svg:font-family="Didot" style:font-adornments="Normal" style:font-pitch="variable"/>
    <style:font-face style:name="PT Mono" svg:font-family="'PT Mono'" style:font-adornments="Normal" style:font-pitch="variable"/>
    <style:font-face style:name="Ubuntu" svg:font-family="Ubuntu" style:font-adornments="Gras" style:font-pitch="variable"/>
    <style:font-face style:name="Ubuntu1" svg:font-family="Ubuntu" style:font-adornments="Normal" style:font-pitch="variable"/>
    <style:font-face style:name="Ubuntu2" svg:font-family="Ubuntu" style:font-adornments="Regular" style:font-pitch="variable"/>
    <style:font-face style:name="Calibri" svg:font-family="Calibri" style:font-family-generic="roman" style:font-pitch="variable"/>
    <style:font-face style:name="DejaVu Sans" svg:font-family="'DejaVu Sans'" style:font-family-generic="roman" style:font-pitch="variable"/>
    <style:font-face style:name="Liberation Serif2" svg:font-family="'Liberation Serif'" style:font-family-generic="roman" style:font-pitch="variable"/>
    <style:font-face style:name="Liberation Serif3" svg:font-family="'Liberation Serif'" style:font-adornments="Normal" style:font-family-generic="roman" style:font-pitch="variable"/>
    <style:font-face style:name="Liberation Serif1" svg:font-family="'Liberation Serif'" style:font-adornments="Regular" style:font-family-generic="roman" style:font-pitch="variable"/>
    <style:font-face style:name="Thorndale" svg:font-family="Thorndale" style:font-family-generic="roman"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2pt" style:language-asian="zh" style:country-asian="CN" style:font-name-complex="Tahoma"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2pt" style:language-asian="zh" style:country-asian="CN" style:font-name-complex="Tahoma" style:font-size-complex="12pt" style:language-complex="ar" style:country-complex="T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text:number-lines="false" text:line-number="0"/>
    </style:style>
    <style:style style:name="Heading" style:family="paragraph" style:parent-style-name="Standard" style:next-style-name="Text_20_body" style:class="text">
      <style:paragraph-properties fo:margin-left="0.472in" fo:margin-right="0.3543in" fo:margin-top="0.1665in" fo:margin-bottom="0.0835in" loext:contextual-spacing="false" fo:text-indent="0in" style:auto-text-indent="false" fo:keep-with-next="always"/>
      <style:text-properties style:font-name="Liberation Sans" fo:font-family="'Liberation Sans'" style:font-family-generic="swiss"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181in" loext:contextual-spacing="false" fo:text-align="justify" style:justify-single-word="false" style:page-number="auto"/>
      <style:text-properties style:font-name="Liberation Serif1" fo:font-family="'Liberation Serif'" style:font-style-name="Regular" style:font-family-generic="roman" style:font-pitch="variable" fo:font-size="11pt" fo:font-weight="normal" style:font-size-asian="10.5pt"/>
    </style:style>
    <style:style style:name="List" style:family="paragraph" style:parent-style-name="Text_20_body" style:class="list">
      <style:text-properties style:font-name="Liberation Serif" fo:font-family="'Liberation Serif'" style:font-family-generic="roman"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erif" fo:font-family="'Liberation Serif'" style:font-family-generic="roman"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family-generic="roman" style:font-name-complex="Tahoma1" style:font-family-complex="Tahoma"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2992in" fo:margin-right="0in" fo:margin-top="0.472in" fo:margin-bottom="0.2362in" loext:contextual-spacing="false" fo:text-align="start" style:justify-single-word="false" fo:text-indent="-0.2992in" style:auto-text-indent="false" style:page-number="auto" fo:break-before="auto" fo:break-after="auto">
        <style:tab-stops/>
      </style:paragraph-properties>
      <style:text-properties fo:color="#006699" style:font-name="Ubuntu" fo:font-family="Ubuntu" style:font-style-name="Gra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2835in" fo:margin-right="0in" fo:margin-top="0.2756in" fo:margin-bottom="0.1575in" loext:contextual-spacing="false" fo:text-indent="-0.0472in" style:auto-text-indent="false" style:page-number="auto" style:writing-mode="lr-tb">
        <style:tab-stops/>
      </style:paragraph-properties>
      <style:text-properties fo:color="#006699" style:font-name="Ubuntu" fo:font-family="Ubuntu" style:font-style-name="Gras" style:font-pitch="variable" fo:font-size="13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master-page-name="">
      <loext:graphic-properties draw:fill="none" draw:fill-color="#729fcf"/>
      <style:paragraph-properties fo:margin-left="0.1965in" fo:margin-right="0in" fo:text-indent="-0.1965in" style:auto-text-indent="false" style:page-number="auto" fo:background-color="transparent" style:shadow="none" text:number-lines="false" text:line-number="0" style:writing-mode="lr-tb">
        <style:tab-stops/>
      </style:paragraph-properties>
      <style:text-properties fo:font-size="8pt" fo:background-color="transparent" style:font-size-asian="10pt" style:font-size-complex="10pt" style:text-overline-style="none" style:text-overline-color="font-color"/>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Didot" fo:font-family="Didot" style:font-style-name="Normal" style:font-pitch="variable" fo:font-size="9pt" fo:font-style="italic"/>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Calibri" fo:font-family="Calib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DejaVu Sans" fo:font-family="'DejaVu Sans'"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32pt" fo:letter-spacing="normal" fo:font-style="normal" fo:text-shadow="none" style:text-underline-style="none" fo:font-weight="normal" style:letter-kerning="true" style:font-size-asian="32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Calibri" fo:font-family="Calib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Calibri" fo:font-family="Calib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2"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left="0.7083in" fo:margin-right="0in" fo:margin-top="0.3154in" fo:margin-bottom="0.1181in" loext:contextual-spacing="false" fo:text-indent="-0.1181in" style:auto-text-indent="false">
        <style:tab-stops/>
      </style:paragraph-properties>
      <style:text-properties fo:color="#006699" style:font-name="Ubuntu1" fo:font-family="Ubuntu" style:font-style-name="Normal" style:font-pitch="variable" fo:font-size="12pt" fo:font-weight="normal" style:font-size-asian="14pt" style:font-weight-asian="bold" style:font-size-complex="14pt" style:font-weight-complex="bold"/>
    </style:style>
    <style:style style:name="Footer" style:family="paragraph" style:parent-style-name="Standard" style:class="extra">
      <style:paragraph-properties fo:padding="0in" fo:border-left="none" fo:border-right="none" fo:border-top="0.06pt solid #006699" fo:border-bottom="none" style:shadow="none" text:number-lines="false" text:line-number="0">
        <style:tab-stops>
          <style:tab-stop style:position="3.1492in" style:type="center"/>
          <style:tab-stop style:position="6.2992in" style:type="right"/>
        </style:tab-stops>
      </style:paragraph-properties>
      <style:text-properties fo:color="#006699" fo:font-size="10pt" fo:font-style="italic"/>
    </style:style>
    <style:style style:name="Illustration" style:family="paragraph" style:parent-style-name="Caption" style:class="extra">
      <style:paragraph-properties fo:text-align="center" style:justify-single-word="false"/>
      <style:text-properties fo:font-size="10pt"/>
    </style:style>
    <style:style style:name="Figure" style:family="paragraph" style:parent-style-name="Caption" style:master-page-name="">
      <style:paragraph-properties fo:margin-top="0.0193in" fo:margin-bottom="0in" loext:contextual-spacing="false" fo:line-height="150%" fo:text-align="center" style:justify-single-word="false" style:page-number="auto"/>
      <style:text-properties style:font-name="Ubuntu1" fo:font-family="Ubuntu" style:font-style-name="Normal" style:font-pitch="variable" fo:font-size="8pt" fo:font-style="normal"/>
    </style:style>
    <style:style style:name="Drawing"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fo:padding="0in" fo:border-left="none" fo:border-right="none" fo:border-top="none" fo:border-bottom="0.06pt solid #006699" style:shadow="none" text:number-lines="false" text:line-number="0" style:writing-mode="lr-tb">
        <style:tab-stops>
          <style:tab-stop style:position="3.3465in" style:type="center"/>
          <style:tab-stop style:position="6.6929in" style:type="right"/>
        </style:tab-stops>
      </style:paragraph-properties>
      <style:text-properties fo:color="#006699"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Ubuntu Mono" fo:font-family="'Ubuntu Mono'" style:font-style-name="Regular" style:font-pitch="fixed" fo:font-size="9pt" officeooo:rsid="021ff515"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20_content" style:display-name="Note content" style:family="paragraph" style:parent-style-name="Quotations">
      <style:paragraph-properties fo:text-align="center" style:justify-single-word="false"/>
      <style:text-properties fo:font-size="9pt" fo:font-style="italic" style:font-size-asian="9pt" style:font-style-asian="italic" style:font-size-complex="9pt" style:font-style-complex="italic"/>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_20_Index_20_1" style:display-name="Illustration Index 1" style:family="paragraph" style:parent-style-name="Index" style:class="index">
      <style:paragraph-properties fo:margin-left="0.7874in" fo:margin-right="0in" fo:margin-top="0.0398in" fo:margin-bottom="0in" loext:contextual-spacing="false" fo:text-align="justify" style:justify-single-word="false" fo:text-indent="-0.7874in" style:auto-text-indent="false">
        <style:tab-stops>
          <style:tab-stop style:position="6.6929in" style:type="right" style:leader-style="dotted" style:leader-text="."/>
        </style:tab-stops>
      </style:paragraph-properties>
      <style:text-properties fo:color="#006699" style:font-name="Ubuntu1" fo:font-family="Ubuntu" style:font-style-name="Normal" style:font-pitch="variable" fo:font-size="7pt"/>
    </style:style>
    <style:style style:name="Contents_20_Heading" style:display-name="Contents Heading" style:family="paragraph" style:parent-style-name="Heading" style:class="index">
      <style:paragraph-properties fo:margin-left="0in" fo:margin-right="0in" fo:margin-top="0.0398in" fo:margin-bottom="0.0429in" loext:contextual-spacing="false" fo:text-align="center" style:justify-single-word="false" fo:text-indent="0in" style:auto-text-indent="false" text:number-lines="false" text:line-number="0"/>
      <style:text-properties fo:color="#0066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3154in" fo:margin-right="0in" fo:margin-top="0.1575in" fo:margin-bottom="0.0783in" loext:contextual-spacing="false" fo:text-indent="-0.3154in" style:auto-text-indent="false" style:page-number="auto">
        <style:tab-stops>
          <style:tab-stop style:position="6.6929in" style:type="right" style:leader-style="dotted" style:leader-text="."/>
        </style:tab-stops>
      </style:paragraph-properties>
      <style:text-properties fo:color="#006699" style:font-name="Ubuntu1" fo:font-family="Ubuntu" style:font-style-name="Normal" style:font-pitch="variable" fo:font-size="11pt"/>
    </style:style>
    <style:style style:name="Contents_20_2" style:display-name="Contents 2" style:family="paragraph" style:parent-style-name="Index" style:class="index">
      <style:paragraph-properties fo:margin-left="0.7083in" fo:margin-right="0in" fo:margin-top="0.0783in" fo:margin-bottom="0.0398in" loext:contextual-spacing="false" fo:text-indent="-0.3937in" style:auto-text-indent="false">
        <style:tab-stops>
          <style:tab-stop style:position="6.4965in" style:type="right" style:leader-style="dotted" style:leader-text="."/>
        </style:tab-stops>
      </style:paragraph-properties>
      <style:text-properties fo:color="#006699" style:font-name="Ubuntu1" fo:font-family="Ubuntu" style:font-style-name="Normal" style:font-pitch="variable" fo:font-size="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ext-properties fo:color="#006699"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style:style>
    <style:style style:name="Table_20_index_20_heading" style:display-name="Table index heading" style:family="paragraph" style:parent-style-name="Heading" style:class="index">
      <style:paragraph-properties fo:margin-left="0in" fo:margin-right="0in" fo:text-align="center" style:justify-single-word="false" fo:text-indent="0in" style:auto-text-indent="false" text:number-lines="false" text:line-number="0"/>
      <style:text-properties fo:color="#006699" style:font-name="Liberation Sans1" fo:font-family="'Liberation Sans'" style:font-style-name="Regular"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color="#006699" style:font-name="Ubuntu2" fo:font-family="Ubuntu" style:font-style-name="Regular" style:font-pitch="variable" fo:font-size="8pt"/>
    </style:style>
    <style:style style:name="Preformatted_20_Text" style:display-name="Preformatted Text" style:family="paragraph" style:parent-style-name="Standard" style:class="html" style:master-page-name="">
      <style:paragraph-properties fo:margin-top="0.472in" fo:margin-bottom="0.3937in" loext:contextual-spacing="false" fo:text-align="center" style:justify-single-word="false" style:page-number="auto"/>
      <style:text-properties style:font-name="Courier New" fo:font-family="'Courier New'" style:font-family-generic="modern" style:font-pitch="fixed" fo:font-size="8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anging_20_indent" style:display-name="Hanging indent" style:family="paragraph" style:parent-style-name="Text_20_body" style:class="text" style:master-page-name="">
      <style:paragraph-properties fo:margin-left="0.3937in" fo:margin-right="0.3154in" fo:text-indent="-0.1965in" style:auto-text-indent="false" style:page-number="auto">
        <style:tab-stops/>
      </style:paragraph-properties>
      <style:text-properties fo:font-size="11pt" fo:font-style="italic"/>
    </style:style>
    <style:style style:name="Romain" style:family="paragraph" style:parent-style-name="Standard"/>
    <style:style style:name="Interview" style:family="paragraph" style:parent-style-name="Text_20_body" style:class="chapter" style:master-page-name="">
      <style:paragraph-properties style:page-number="auto" text:number-lines="true" text:line-number="0"/>
    </style:style>
    <style:style style:name="Bibliography_20_1" style:display-name="Bibliography 1" style:family="paragraph" style:parent-style-name="Index" style:list-style-name="Numbering_20_1" style:class="index">
      <style:paragraph-properties fo:margin-top="0.0398in" fo:margin-bottom="0in" loext:contextual-spacing="false" fo:text-align="start" style:justify-single-word="false">
        <style:tab-stops>
          <style:tab-stop style:position="6.2992in" style:type="right" style:leader-style="dotted" style:leader-text="."/>
        </style:tab-stops>
      </style:paragraph-properties>
      <style:text-properties fo:font-size="10pt" fo:font-style="italic"/>
    </style:style>
    <style:style style:name="Biblio" style:family="paragraph" style:parent-style-name="Text_20_body">
      <style:paragraph-properties fo:margin-left="0.3154in" fo:margin-right="0in" fo:text-indent="-0.3154in" style:auto-text-indent="false">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ontents_20_3" style:display-name="Contents 3" style:family="paragraph" style:parent-style-name="Index" style:class="index" style:master-page-name="">
      <style:paragraph-properties fo:margin-left="0.9055in" fo:margin-right="0in" fo:margin-top="0in" fo:margin-bottom="0in" loext:contextual-spacing="false" fo:text-indent="-0.1965in" style:auto-text-indent="false" style:page-number="auto">
        <style:tab-stops>
          <style:tab-stop style:position="5.7098in" style:type="right" style:leader-style="dotted" style:leader-text="."/>
        </style:tab-stops>
      </style:paragraph-properties>
      <style:text-properties fo:color="#006699" style:font-name="Ubuntu1" fo:font-family="Ubuntu" style:font-style-name="Normal" style:font-pitch="variable" fo:font-size="9pt"/>
    </style:style>
    <style:style style:name="Marginalia" style:family="paragraph" style:parent-style-name="Text_20_body" style:class="text">
      <style:paragraph-properties fo:margin-left="1.5752in" fo:margin-right="0in" fo:text-indent="0in" style:auto-text-indent="false"/>
    </style:style>
    <style:style style:name="Remarque" style:family="paragraph" style:parent-style-name="Hanging_20_indent" style:class="chapter" style:master-page-name="">
      <style:paragraph-properties fo:margin-left="0.7874in" fo:margin-right="0.3937in" fo:text-indent="-0.7083in" style:auto-text-indent="false" style:page-number="auto">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vant-propos" style:family="paragraph" style:parent-style-name="Heading" style:master-page-name="">
      <style:paragraph-properties fo:margin-top="0.1654in" fo:margin-bottom="0.472in" loext:contextual-spacing="false" style:page-number="auto"/>
      <style:text-properties fo:font-size="18pt" style:font-size-asian="18pt" style:font-size-complex="18pt"/>
    </style:style>
    <style:style style:name="Webographie" style:family="paragraph" style:parent-style-name="Footnot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artie" style:family="paragraph" style:parent-style-name="Text_20_body"/>
    <style:style style:name="Noir_5f_20_5f_1.1" style:display-name="Noir_20_1.1" style:family="paragraph">
      <style:text-properties fo:color="#ffffff" style:font-name="Thorndale" fo:font-family="Thorndale" style:font-family-generic="roman" style:font-pitch="variable" fo:font-style="italic" fo:font-weight="bold" style:font-name-asian="Andale Sans UI" style:font-family-asian="'Andale Sans UI'" style:font-style-asian="italic" style:font-weight-asian="bold" style:font-style-complex="italic" style:font-weight-complex="bold"/>
    </style:style>
    <style:style style:name="Noir_5f_20_5f_1.2" style:display-name="Noir_20_1.2" style:family="paragraph">
      <style:text-properties style:font-name="Thorndale" fo:font-family="Thorndale" style:font-family-generic="roman" style:font-pitch="variable" style:font-name-asian="Andale Sans UI" style:font-family-asian="'Andale Sans UI'"/>
    </style:style>
    <style:style style:name="Noir_5f_20_5f_1.3" style:display-name="Noir_20_1.3" style:family="paragraph">
      <style:text-properties style:font-name="Thorndale" fo:font-family="Thorndale" style:font-family-generic="roman" style:font-pitch="variable" style:font-name-asian="Andale Sans UI" style:font-family-asian="'Andale Sans UI'"/>
    </style:style>
    <style:style style:name="Noir_5f_20_5f_1.4" style:display-name="Noir_20_1.4" style:family="paragraph">
      <style:text-properties style:font-name="Thorndale" fo:font-family="Thorndale" style:font-family-generic="roman" style:font-pitch="variable" style:font-name-asian="Andale Sans UI" style:font-family-asian="'Andale Sans UI'"/>
    </style:style>
    <style:style style:name="Noir_5f_20_5f_1.5" style:display-name="Noir_20_1.5" style:family="paragraph">
      <style:text-properties style:font-name="Thorndale" fo:font-family="Thorndale" style:font-family-generic="roman" style:font-pitch="variable" style:font-name-asian="Andale Sans UI" style:font-family-asian="'Andale Sans UI'"/>
    </style:style>
    <style:style style:name="Noir_5f_20_5f_1.6" style:display-name="Noir_20_1.6" style:family="paragraph">
      <style:text-properties style:font-name="Thorndale" fo:font-family="Thorndale" style:font-family-generic="roman" style:font-pitch="variable" style:font-name-asian="Andale Sans UI" style:font-family-asian="'Andale Sans UI'"/>
    </style:style>
    <style:style style:name="Noir_5f_20_5f_1.7" style:display-name="Noir_20_1.7" style:family="paragraph">
      <style:text-properties style:font-name="Thorndale" fo:font-family="Thorndale" style:font-family-generic="roman" style:font-pitch="variable" style:font-name-asian="Andale Sans UI" style:font-family-asian="'Andale Sans UI'"/>
    </style:style>
    <style:style style:name="Noir_5f_20_5f_1.8" style:display-name="Noir_20_1.8" style:family="paragraph">
      <style:text-properties style:font-name="Thorndale" fo:font-family="Thorndale" style:font-family-generic="roman" style:font-pitch="variable" style:font-name-asian="Andale Sans UI" style:font-family-asian="'Andale Sans UI'"/>
    </style:style>
    <style:style style:name="Noir_5f_20_5f_1.9" style:display-name="Noir_20_1.9" style:family="paragraph">
      <style:text-properties style:font-name="Thorndale" fo:font-family="Thorndale" style:font-family-generic="roman" style:font-pitch="variable" style:font-name-asian="Andale Sans UI" style:font-family-asian="'Andale Sans UI'"/>
    </style:style>
    <style:style style:name="Noir_5f_20_5f_1.10" style:display-name="Noir_20_1.10" style:family="paragraph">
      <style:text-properties style:font-name="Thorndale" fo:font-family="Thorndale" style:font-family-generic="roman" style:font-pitch="variable" style:font-name-asian="Andale Sans UI" style:font-family-asian="'Andale Sans UI'"/>
    </style:style>
    <style:style style:name="Noir_5f_20_5f_1.11" style:display-name="Noir_20_1.11" style:family="paragraph">
      <style:text-properties fo:color="#ffffff" style:font-name="Thorndale" fo:font-family="Thorndale" style:font-family-generic="roman" style:font-pitch="variable" fo:font-style="italic" fo:font-weight="bold" style:font-name-asian="Andale Sans UI" style:font-family-asian="'Andale Sans UI'" style:font-style-asian="italic" style:font-weight-asian="bold" style:font-style-complex="italic" style:font-weight-complex="bold"/>
    </style:style>
    <style:style style:name="Noir_5f_20_5f_1.12" style:display-name="Noir_20_1.12" style:family="paragraph">
      <style:text-properties fo:color="#ffffff" style:font-name="Thorndale" fo:font-family="Thorndale" style:font-family-generic="roman" style:font-pitch="variable" fo:font-style="italic" fo:font-weight="bold" style:font-name-asian="Andale Sans UI" style:font-family-asian="'Andale Sans UI'" style:font-style-asian="italic" style:font-weight-asian="bold" style:font-style-complex="italic" style:font-weight-complex="bold"/>
    </style:style>
    <style:style style:name="Noir_5f_20_5f_1.13" style:display-name="Noir_20_1.13" style:family="paragraph">
      <style:text-properties style:font-name="Thorndale" fo:font-family="Thorndale" style:font-family-generic="roman" style:font-pitch="variable" style:font-name-asian="Andale Sans UI" style:font-family-asian="'Andale Sans UI'"/>
    </style:style>
    <style:style style:name="Noir_5f_20_5f_1.14" style:display-name="Noir_20_1.14" style:family="paragraph">
      <style:text-properties style:font-name="Thorndale" fo:font-family="Thorndale" style:font-family-generic="roman" style:font-pitch="variable" style:font-name-asian="Andale Sans UI" style:font-family-asian="'Andale Sans UI'"/>
    </style:style>
    <style:style style:name="Noir_5f_20_5f_1.15" style:display-name="Noir_20_1.15" style:family="paragraph">
      <style:text-properties fo:color="#ffffff" style:font-name="Thorndale" fo:font-family="Thorndale" style:font-family-generic="roman" style:font-pitch="variable" fo:font-style="italic" fo:font-weight="bold" style:font-name-asian="Andale Sans UI" style:font-family-asian="'Andale Sans UI'" style:font-style-asian="italic" style:font-weight-asian="bold" style:font-style-complex="italic" style:font-weight-complex="bold"/>
    </style:style>
    <style:style style:name="Noir_5f_20_5f_1.16" style:display-name="Noir_20_1.16" style:family="paragraph">
      <style:text-properties style:font-name="Thorndale" fo:font-family="Thorndale" style:font-family-generic="roman" style:font-pitch="variable" style:font-name-asian="Andale Sans UI" style:font-family-asian="'Andale Sans UI'"/>
    </style:style>
    <style:style style:name="code" style:family="paragraph" style:parent-style-name="Text_20_body" style:master-page-name="">
      <loext:graphic-properties draw:fill="solid" draw:fill-color="#cccccc"/>
      <style:paragraph-properties style:page-number="auto" fo:background-color="#cccccc" fo:padding="0.0193in" fo:border="0.06pt solid #000000" style:shadow="none">
        <style:tab-stops/>
      </style:paragraph-properties>
      <style:text-properties fo:color="#000000" style:font-name="PT Mono" fo:font-family="'PT Mono'" style:font-style-name="Normal" style:font-pitch="variable" style:font-size-asian="10.5pt"/>
    </style:style>
    <style:style style:name="Code" style:family="paragraph" style:parent-style-name="Preformatted_20_Text" style:master-page-name="">
      <loext:graphic-properties draw:fill="solid" draw:fill-color="#cccccc" draw:opacity="100%"/>
      <style:paragraph-properties fo:margin-top="0.1402in" fo:margin-bottom="0.1in" loext:contextual-spacing="false" fo:line-height="100%" style:page-number="auto" fo:background-color="#cccccc" fo:padding="0.0193in" fo:border="0.06pt solid #000000" style:shadow="none">
        <style:tab-stops/>
      </style:paragraph-properties>
      <style:text-properties fo:color="#2c001e" style:font-name="Mono" fo:font-family="Mono" style:font-style-name="Gras" style:font-pitch="fixed" fo:font-size="7pt" fo:font-weight="normal" style:font-name-complex="Mono" style:font-family-complex="Mono" style:font-style-name-complex="Gras" style:font-pitch-complex="fixed" style:font-size-complex="9pt" style:font-weight-complex="bold"/>
    </style:style>
    <style:style style:name="Signature" style:family="paragraph" style:parent-style-name="Standard" style:class="text">
      <style:paragraph-properties text:number-lines="false" text:line-number="0"/>
    </style:style>
    <style:style style:name="Titre_20_et_20_contenu_7e_LT_7e_Gliederung_20_1" style:display-name="Titre et contenu~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24pt" fo:letter-spacing="normal"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1575in" fo:margin-bottom="0in" loext:contextual-spacing="false" style:line-height-at-least="0.139in" fo:text-align="start" style:justify-single-word="false" style:writing-mode="lr-tb"/>
      <style:text-properties fo:color="#808080" style:text-outline="false" style:text-line-through-style="none" style:text-line-through-type="none" style:font-name="Lohit Devanagari" fo:font-family="'Lohit Devanagar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1181in" fo:margin-bottom="0in" loext:contextual-spacing="false" style:line-height-at-least="0.139in" fo:text-align="start" style:justify-single-word="false" style:writing-mode="lr-tb"/>
      <style:text-properties fo:color="#808080" style:text-outline="false" style:text-line-through-style="none" style:text-line-through-type="none" style:font-name="Lohit Devanagari" fo:font-family="'Lohit Devanagar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0783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0398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0398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0398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0398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0398in" fo:margin-bottom="0in" loext:contextual-spacing="false" style:line-height-at-least="0.139in" fo:text-align="start" style:justify-single-word="false" style:writing-mode="lr-tb"/>
      <style:text-properties fo:color="#808080" style:text-outline="false" style:text-line-through-style="none" style:text-line-through-type="none" style:font-name="Arial" fo:font-family="Arial"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24pt" fo:letter-spacing="normal"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re_20_et_20_contenu_7e_LT_7e_Hintergrund" style:display-name="Titre et 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ListLabel_20_1" style:display-name="ListLabel 1"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2" style:display-name="ListLabel 2" style:family="text">
      <style:text-properties style:use-window-font-color="true" fo:font-size="12pt" fo:font-weight="bold"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3" style:display-name="ListLabel 3"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4" style:display-name="ListLabel 4"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5" style:display-name="ListLabel 5"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6" style:display-name="ListLabel 6"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7" style:display-name="ListLabel 7"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8" style:display-name="ListLabel 8"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9" style:display-name="ListLabel 9" style:family="text">
      <style:text-properties style:use-window-font-color="true" fo:font-size="11pt" style:font-name-asian="Calibri1" style:font-family-asian="Calibri" style:font-family-generic-asian="system" style:font-pitch-asian="variable" style:font-size-asian="11pt" style:font-name-complex="DejaVu Sans1" style:font-family-complex="'DejaVu San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Caption_20_characters" style:display-name="Caption characters" style:family="text"/>
    <style:style style:name="Page_20_Number" style:display-name="Page Number"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Anglicisme" style:family="text">
      <style:text-properties style:font-name="Liberation Serif3" fo:font-family="'Liberation Serif'" style:font-style-name="Normal" style:font-family-generic="roman" style:font-pitch="variable" fo:font-size="11pt" fo:font-style="italic"/>
    </style:style>
    <style:style style:name="Anglicisme_20_de_20_note_20_de_20_bas_20_de_20_page" style:display-name="Anglicisme de note de bas de page" style:family="text" style:parent-style-name="Anglicisme">
      <style:text-properties fo:font-size="9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2362in" fo:margin-left="0.0791in" fo:margin-right="0.0791in" fo:margin-top="0.3937in" fo:margin-bottom="0.3937in" style:wrap="parallel" style:number-wrapped-paragraphs="no-limit" style:wrap-contour="false" style:vertical-pos="bottom"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space" fo:text-indent="0.2in"/>
        </style:list-level-properties>
      </text:outline-level-style>
      <text:outline-level-style text:level="3" style:num-suffix=") " style:num-format="i">
        <style:list-level-properties text:list-level-position-and-space-mode="label-alignment">
          <style:list-level-label-alignment text:label-followed-by="space" fo:text-indent="0.0472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style:num-suffix="]" style:num-format="1">
        <style:list-level-properties text:list-level-position-and-space-mode="label-alignment">
          <style:list-level-label-alignment text:label-followed-by="listtab" text:list-tab-stop-position="0.3543in" fo:text-indent="-0.3543in" fo:margin-left="0.3543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officeooo:paragraph-rsid="00719a13"/>
    </style:style>
    <style:style style:name="MP2" style:family="paragraph" style:parent-style-name="Footer">
      <style:paragraph-properties fo:text-align="end" style:justify-single-word="false"/>
      <style:text-properties fo:language="en" fo:country="US" fo:font-style="italic" style:font-style-asian="italic" style:font-style-complex="italic"/>
    </style:style>
    <style:style style:name="MP3" style:family="paragraph" style:parent-style-name="Footer">
      <style:paragraph-properties fo:text-align="end" style:justify-single-word="false"/>
      <style:text-properties fo:language="en" fo:country="US"/>
    </style:style>
    <style:style style:name="MP4" style:family="paragraph" style:parent-style-name="Header">
      <style:paragraph-properties fo:text-align="center" style:justify-single-word="false"/>
      <style:text-properties fo:language="en" fo:country="US"/>
    </style:style>
    <style:style style:name="MP5" style:family="paragraph" style:parent-style-name="Head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08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style:dynamic-spacing="fals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43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81in" fo:page-height="11.6929in" style:num-format="i"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none"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145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1</text:page-number></text:p>
      </style:footer>
    </style:master-page>
    <style:master-page style:name="Landscape" style:page-layout-name="Mpm2" style:next-style-name="Standard">
      <style:footer>
        <text:p text:style-name="MP3">Page <text:page-number text:select-page="current">0</text:page-number></text:p>
      </style:footer>
    </style:master-page>
    <style:master-page style:name="First_20_Page" style:display-name="First Page" style:page-layout-name="Mpm3"/>
    <style:master-page style:name="Envelope" style:page-layout-name="Mpm4"/>
    <style:master-page style:name="Première_20_page_20_rapport_20_" style:display-name="Première page rapport " style:page-layout-name="Mpm5">
      <style:header>
        <text:p text:style-name="MP4">[<text:page-number text:select-page="current">0</text:page-number>]</text:p>
      </style:header>
    </style:master-page>
    <style:master-page style:name="Romain" style:page-layout-name="Mpm6">
      <style:header>
        <text:p text:style-name="MP5"><text:page-number text:select-page="current">0</text:page-number></text:p>
      </style:header>
    </style:master-page>
    <style:master-page style:name="Footnote" style:page-layout-name="Mpm7"/>
    <style:master-page style:name="Page_20_de_20_guarde_20_de_20_PFE" style:display-name="Page de guarde de PFE" style:page-layout-name="Mpm8"/>
    <style:master-page style:name="Endnote" style:page-layout-name="Mpm7"/>
    <style:master-page style:name="Right_20_Page" style:display-name="Right Page" style:page-layout-name="Mpm9"/>
    <style:master-page style:name="Left_20_Page" style:display-name="Left Page" style:page-layout-name="Mpm10" style:next-style-name="Right_20_Page"/>
    <style:master-page style:name="Index" style:page-layout-name="Mpm11"/>
    <style:master-page style:name="Sans_20_nom1" style:display-name="Sans nom1" style:page-layout-name="Mpm11"/>
    <style:master-page style:name="blank" style:page-layout-name="Mpm12" style:next-style-name="Standard"/>
    <style:master-page style:name="HTML"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20:06:46.247042513</meta:creation-date>
    <meta:generator>LibreOffice/6.0.7.3$Linux_X86_64 LibreOffice_project/00m0$Build-3</meta:generator>
    <meta:editing-duration>PT7M19S</meta:editing-duration>
    <meta:editing-cycles>5</meta:editing-cycles>
    <dc:title>memoir-III</dc:title>
    <dc:date>2021-01-11T20:34:47.823834715</dc:date>
    <meta:document-statistic meta:table-count="0" meta:image-count="0" meta:object-count="0" meta:page-count="1" meta:paragraph-count="14" meta:word-count="172" meta:character-count="1128" meta:non-whitespace-character-count="956"/>
    <meta:template xlink:type="simple" xlink:actuate="onRequest" xlink:title="memoir-III" xlink:href="../memoir-III.ott" meta:date="2021-01-11T20:06:45.042885663"/>
  </office:meta>
</office:document-meta>
</file>